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f0f0f" loext:opacity="100%" style:font-name="S hne"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0f0f0f" loext:opacity="100%" style:font-name="S hne" fo:font-size="12pt" fo:letter-spacing="normal" fo:font-style="normal" fo:font-weight="normal" officeooo:paragraph-rsid="0016c552"/>
    </style:style>
    <style:style style:name="P3" style:family="paragraph" style:parent-style-name="Standard">
      <style:paragraph-properties fo:margin-left="0cm" fo:margin-right="0cm" fo:orphans="2" fo:widows="2" fo:text-indent="0cm" style:auto-text-indent="false"/>
      <style:text-properties fo:font-variant="normal" fo:text-transform="none" fo:color="#0f0f0f" loext:opacity="100%" style:font-name="S hne" fo:font-size="12pt" fo:letter-spacing="normal" fo:font-style="normal" fo:font-weight="normal" officeooo:rsid="0016c552" officeooo:paragraph-rsid="0016c552"/>
    </style:style>
    <style:style style:name="P4" style:family="paragraph" style:parent-style-name="Standard">
      <style:paragraph-properties fo:margin-left="0cm" fo:margin-right="0cm" fo:orphans="2" fo:widows="2" fo:text-indent="0cm" style:auto-text-indent="false"/>
      <style:text-properties fo:font-variant="normal" fo:text-transform="none" fo:color="#0f0f0f" loext:opacity="100%" style:font-name="S hne" fo:font-size="12pt" fo:letter-spacing="normal" fo:font-style="normal" fo:font-weight="normal" officeooo:rsid="00187ec8" officeooo:paragraph-rsid="00187ec8"/>
    </style:style>
    <style:style style:name="P5" style:family="paragraph" style:parent-style-name="Standard">
      <style:paragraph-properties fo:margin-left="0cm" fo:margin-right="0cm" fo:orphans="2" fo:widows="2" fo:text-indent="0cm" style:auto-text-indent="false"/>
      <style:text-properties fo:font-variant="normal" fo:text-transform="none" fo:color="#0f0f0f" loext:opacity="100%" style:font-name="S hne" fo:font-size="12pt" fo:letter-spacing="normal" fo:font-style="normal" fo:font-weight="normal" officeooo:rsid="0018f7c9" officeooo:paragraph-rsid="0018f7c9"/>
    </style:style>
    <style:style style:name="P6" style:family="paragraph" style:parent-style-name="Standard">
      <style:paragraph-properties fo:margin-left="0cm" fo:margin-right="0cm" fo:orphans="2" fo:widows="2" fo:text-indent="0cm" style:auto-text-indent="false"/>
      <style:text-properties fo:font-variant="normal" fo:text-transform="none" fo:color="#0f0f0f" loext:opacity="100%" style:font-name="S hne" fo:font-size="12pt" fo:letter-spacing="normal" fo:font-style="normal" fo:font-weight="normal" officeooo:rsid="00187ec8" officeooo:paragraph-rsid="00187ec8" style:font-weight-asian="normal" style:font-weight-complex="normal"/>
    </style:style>
    <style:style style:name="P7" style:family="paragraph" style:parent-style-name="Standard">
      <style:paragraph-properties fo:margin-left="0cm" fo:margin-right="0cm" fo:orphans="2" fo:widows="2" fo:text-indent="0cm" style:auto-text-indent="false"/>
      <style:text-properties fo:font-variant="normal" fo:text-transform="none" fo:color="#0f0f0f" loext:opacity="100%" style:font-name="S hne" fo:font-size="10pt" fo:letter-spacing="normal" fo:font-style="normal" fo:font-weight="bold" officeooo:rsid="00187ec8" officeooo:paragraph-rsid="00187ec8" style:font-size-asian="10pt" style:font-weight-asian="bold" style:font-size-complex="10pt" style:font-weight-complex="bold"/>
    </style:style>
    <style:style style:name="T1" style:family="text">
      <style:text-properties officeooo:rsid="0016c552"/>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 text:c="2"/>D</text:span>iscribe about abstract data types with exampls:-</text:p>
      <text:p text:style-name="P1"><text:tab/><text:tab/><text:tab/><text:tab/>Abstract Data Types (ADTs) are a concept in computer science that refers to a high-level description of a set of operations that can be performed on a data structure, without specifying the details of how these operations are implemented. In other words, an ADT defines a set of behaviors without specifying the internal workings or representation of the data. This abstraction allows for flexibility and modularity in software design.</text:p>
      <text:p text:style-name="P1"/>
      <text:p text:style-name="P1">Here are some common examples of abstract data types:</text:p>
      <text:p text:style-name="P1"/>
      <text:p text:style-name="P1">1. **Stack:**</text:p>
      <text:p text:style-name="P1"><text:s text:c="3"/>- **Description:** A stack is a Last-In-First-Out (LIFO) data structure where elements are added and removed from the same end, called the "top."</text:p>
      <text:p text:style-name="P1"><text:s text:c="3"/>- **Operations:**</text:p>
      <text:p text:style-name="P1"><text:s text:c="5"/>- `push(item)`: Adds an item to the top of the stack.</text:p>
      <text:p text:style-name="P1"><text:s text:c="5"/>- `pop()`: Removes and returns the item from the top of the stack.</text:p>
      <text:p text:style-name="P1"><text:s text:c="5"/>- `peek()`: Returns the item at the top of the stack without removing it.</text:p>
      <text:p text:style-name="P2">- **Example:**</text:p>
      <text:p text:style-name="P2">A call stack in a programming language, where function calls are pushed onto the stack and popped off when the function completes.</text:p>
      <text:p text:style-name="P1"/>
      <text:p text:style-name="P1">2. **Queue:**</text:p>
      <text:p text:style-name="P1"><text:s text:c="3"/>- **Description:** A queue is a First-In-First-Out (FIFO) data structure where elements are added at one end (rear) and removed from the other end (front).</text:p>
      <text:p text:style-name="P1"><text:s text:c="3"/>- **Operations:**</text:p>
      <text:p text:style-name="P1"><text:s text:c="5"/>- `enqueue(item)`: Adds an item to the rear of the queue.</text:p>
      <text:p text:style-name="P1"><text:s text:c="5"/>- `dequeue()`: Removes and returns the item from the front of the queue.</text:p>
      <text:p text:style-name="P1"><text:s text:c="5"/>- `front()`: Returns the item at the front of the queue without removing it.</text:p>
      <text:p text:style-name="P2">- **Example:**</text:p>
      <text:p text:style-name="P2">Print job queue in an operating system.</text:p>
      <text:p text:style-name="P1"/>
      <text:p text:style-name="P1">3. **Linked List:**</text:p>
      <text:p text:style-name="P1"><text:s text:c="3"/>- **Description:** A linked list is a collection of nodes where each node contains data and a reference (link) to the next node in the sequence.</text:p>
      <text:p text:style-name="P1"><text:s text:c="3"/>- **Operations:**</text:p>
      <text:p text:style-name="P1"><text:s text:c="5"/>- `insert(item)`: Inserts an item into the linked list.</text:p>
      <text:p text:style-name="P1"><text:s text:c="5"/>- `delete(item)`: Deletes an item from the linked list.</text:p>
      <text:p text:style-name="P1"><text:s text:c="5"/>- `get(index)`: Retrieves the item at a specific index.</text:p>
      <text:p text:style-name="P2">- **Example:**</text:p>
      <text:p text:style-name="P2"><text:s/>A music playlist represented as a linked list, where each node represents a song and points to the next song in the playlist.</text:p>
      <text:p text:style-name="P1"/>
      <text:p text:style-name="P1">4. **Dictionary (Map):**</text:p>
      <text:p text:style-name="P1"><text:s text:c="3"/>- **Description:** A dictionary (or map) is a collection of key-value pairs, where each key is unique and maps to a specific value.</text:p>
      <text:p text:style-name="P1"><text:s text:c="3"/>- **Operations:**</text:p>
      <text:p text:style-name="P1"><text:s text:c="5"/>- `insert(key, value)`: Inserts a key-value pair into the dictionary.</text:p>
      <text:p text:style-name="P1"><text:s text:c="5"/>- `delete(key)`: Deletes the key-value pair with the specified key.</text:p>
      <text:p text:style-name="P1"><text:s text:c="5"/>- `lookup(key)`: Retrieves the value associated with a given key.</text:p>
      <text:p text:style-name="P2">- **Example:**</text:p>
      <text:p text:style-name="P2">A phone book, where names are keys and phone numbers are values.</text:p>
      <text:p text:style-name="P1"/>
      <text:p text:style-name="P1"><text:soft-page-break/>These examples illustrate how ADTs provide a high-level specification for data structures, allowing developers to focus on the functionality and use of the data rather than the implementation details. The actual implementation of these ADTs can vary based on the programming language and specific requirements of a given application.</text:p>
      <text:p text:style-name="P1"/>
      <text:p text:style-name="P3">2.Measuring the complexity of an algorithm</text:p>
      <text:p text:style-name="P3"><text:s text:c="11"/>The analyzing its performance in terms of time and space requirements. Two common types of algorithmic complexity are time complexity and space complexity.</text:p>
      <text:p text:style-name="P3"/>
      <text:p text:style-name="P3">### Time Complexity:</text:p>
      <text:p text:style-name="P3"/>
      <text:p text:style-name="P3">Time complexity measures how the running time of an algorithm grows as the input size increases. It is expressed using Big O notation, which describes the upper bound on the growth rate of an algorithm. The following are some common time complexities:</text:p>
      <text:p text:style-name="P3"/>
      <text:p text:style-name="P3">1. **Constant Time (O(1)):**</text:p>
      <text:p text:style-name="P3">- The running time remains constant, regardless of the input size.</text:p>
      <text:p text:style-name="P3"/>
      <text:p text:style-name="P3">2. **Linear Time (O(n)):**</text:p>
      <text:p text:style-name="P3">- The running time grows linearly with the size of the input..</text:p>
      <text:p text:style-name="P3"/>
      <text:p text:style-name="P3">3. **Logarithmic Time (O(log n)):**</text:p>
      <text:p text:style-name="P3">- The running time grows logarithmically with the size of the input.</text:p>
      <text:p text:style-name="P3"/>
      <text:p text:style-name="P3">4. **Quadratic Time (O(n^2)):**</text:p>
      <text:p text:style-name="P3"/>
      <text:p text:style-name="P3"><text:s text:c="3"/>- The running time grows quadratically with the size of the input.</text:p>
      <text:p text:style-name="P3">5. **Linearithmic Time (O(n log n)):**</text:p>
      <text:p text:style-name="P3">- Common in divide-and-conquer algorithm.</text:p>
      <text:p text:style-name="P3"/>
      <text:p text:style-name="P3">### Space Complexity:</text:p>
      <text:p text:style-name="P3">Space complexity measures how the memory requirements of an algorithm grow with the input size. It is also expressed using Big O notation. The following are some common space complexities:</text:p>
      <text:p text:style-name="P3"/>
      <text:p text:style-name="P3">1. **Constant Space (O(1)):**</text:p>
      <text:p text:style-name="P3"><text:s text:c="3"/>- The space used by the algorithm is constant, regardless of the input size.</text:p>
      <text:p text:style-name="P3">2. **Linear Space (O(n)):**</text:p>
      <text:p text:style-name="P3"><text:s text:c="3"/>- The space used grows linearly with the size of the input.</text:p>
      <text:p text:style-name="P3">3. **Quadratic Space (O(n^2)):**</text:p>
      <text:p text:style-name="P3"><text:s text:c="3"/>- The space used grows quadratically with the size of the input.</text:p>
      <text:p text:style-name="P3"/>
      <text:p text:style-name="P3">4. **Logarithmic Space (O(log n)):**</text:p>
      <text:p text:style-name="P3">- The space used grows logarithmically with the size of the input.</text:p>
      <text:p text:style-name="P3"/>
      <text:p text:style-name="P3">Asymptotic notations are mathematical notations used to describe the limiting behavior (as the input size approaches infinity) of the time or space complexity of an algorithm. These notations provide a concise way to express how the performance of an algorithm scales with input size without delving into the <text:soft-page-break/>specifics of constant factors or lower-order terms. Three commonly used asymptotic notations are Big O, Big Omega, and Big Theta.</text:p>
      <text:p text:style-name="P3"/>
      <text:p text:style-name="P3">1. **Big O Notation (O):**</text:p>
      <text:p text:style-name="P3"><text:s text:c="3"/>- **Definition:** Big O notation represents the upper bound on the growth rate of an algorithm's time or space complexity. It describes the worst-case scenario.</text:p>
      <text:p text:style-name="P3"><text:s text:c="3"/></text:p>
      <text:p text:style-name="P3"/>
      <text:p text:style-name="P3">2. **Big Omega Notation (Ω):**</text:p>
      <text:p text:style-name="P3"><text:s text:c="3"/>- **Definition:** Big Omega notation represents the lower bound on the growth rate of an algorithm's time or space complexity. It describes the best-case scenario.</text:p>
      <text:p text:style-name="P3"><text:s text:c="3"/>-</text:p>
      <text:p text:style-name="P3"/>
      <text:p text:style-name="P3">3. **Big Theta Notation (Θ):**</text:p>
      <text:p text:style-name="P3"><text:s text:c="3"/>- **Definition:** Big Theta notation represents both the upper and lower bounds on the growth rate of an algorithm's time or space complexity. It provides a tight bound, indicating that the growth rate is asymptotically tight between the upper and lower bounds.</text:p>
      <text:p text:style-name="P3"><text:s text:c="3"/></text:p>
      <text:p text:style-name="P3"/>
      <text:p text:style-name="P3">These notations are often used in the context of analyzing algorithms to describe their efficiency and scalability. Here are some common time complexity examples using Big O notation:</text:p>
      <text:p text:style-name="P3"/>
      <text:p text:style-name="P3">- O(1): Constant time complexity.</text:p>
      <text:p text:style-name="P3">- O(log n): Logarithmic time complexity (common in binary search).</text:p>
      <text:p text:style-name="P3">- O(n): Linear time complexity (common in linear search).</text:p>
      <text:p text:style-name="P3"/>
      <text:p text:style-name="P3">Asymptotic notations are valuable tools for comparing and contrasting algorithms, helping developers and computer scientists make informed decisions about algorithm selection based on the expected performance characteristics for different input sizes. <text:s/></text:p>
      <text:p text:style-name="P3"/>
      <text:p text:style-name="P3"/>
      <text:p text:style-name="P4">3. <text:s/>Binary search is a search algorithm used to find the position of a target value within a sorted array. It is a highly efficient algorithm with a time complexity of O(log n), where n is the number of elements in the array. The key idea behind binary search is to repeatedly divide the search interval in half until the target value is found or the interval is empty.</text:p>
      <text:p text:style-name="P4"/>
      <text:p text:style-name="P4">Here's a step-by-step explanation of the binary search algorithm along with a relevant example:</text:p>
      <text:p text:style-name="P4"/>
      <text:p text:style-name="P4">### Binary Search Algorithm:</text:p>
      <text:p text:style-name="P4"/>
      <text:p text:style-name="P4">1. **Initialization:**</text:p>
      <text:p text:style-name="P4"><text:s text:c="3"/>- Set two pointers, `low` and `high`, to the start and end of the array, respectively.</text:p>
      <text:p text:style-name="P4"/>
      <text:p text:style-name="P4">2. **Midpoint Calculation:**</text:p>
      <text:p text:style-name="P4"><text:soft-page-break/><text:s text:c="3"/>- Calculate the midpoint of the array: `mid = (low + high) / 2`.</text:p>
      <text:p text:style-name="P4"/>
      <text:p text:style-name="P4">3. **Comparison:**</text:p>
      <text:p text:style-name="P4"><text:s text:c="3"/>- Compare the value at the midpoint with the target value.</text:p>
      <text:p text:style-name="P4"><text:s text:c="6"/>- If they are equal, the target is found, and its index is `mid`.</text:p>
      <text:p text:style-name="P4"><text:s text:c="6"/>- If the target is less than the value at `mid`, update `high` to `mid - 1` (move to the left half of the array).</text:p>
      <text:p text:style-name="P4"><text:s text:c="6"/>- If the target is greater than the value at `mid`, update `low` to `mid + 1` (move to the right half of the array).</text:p>
      <text:p text:style-name="P4"/>
      <text:p text:style-name="P4">4. **Repeat:**</text:p>
      <text:p text:style-name="P4"><text:s text:c="3"/>- Repeat steps 2-3 until the target is found or the search interval becomes empty (`low &gt; high`).</text:p>
      <text:p text:style-name="P4"/>
      <text:p text:style-name="P4">### Example:</text:p>
      <text:p text:style-name="P4"/>
      <text:p text:style-name="P4">Let's search for the target value 12 in a sorted array:</text:p>
      <text:p text:style-name="P4"/>
      <text:p text:style-name="P4">```python</text:p>
      <text:p text:style-name="P4"># Sorted array</text:p>
      <text:p text:style-name="P4">arr = [2, 4, 7, 9, 12, 15, 21, 25, 30]</text:p>
      <text:p text:style-name="P4"/>
      <text:p text:style-name="P4"># Initialize pointers</text:p>
      <text:p text:style-name="P4">low = 0</text:p>
      <text:p text:style-name="P4">high = len(arr) - 1</text:p>
      <text:p text:style-name="P4"/>
      <text:p text:style-name="P4"># Binary Search</text:p>
      <text:p text:style-name="P4">while low &lt;= high:</text:p>
      <text:p text:style-name="P4"><text:s text:c="4"/>mid = (low + high) // 2 <text:s/># Calculate midpoint</text:p>
      <text:p text:style-name="P4"/>
      <text:p text:style-name="P4"><text:s text:c="4"/>if arr[mid] == 12: <text:s text:c="6"/># Target found</text:p>
      <text:p text:style-name="P4"><text:s text:c="8"/>print(f"Target 12 found at index {mid}.")</text:p>
      <text:p text:style-name="P4"><text:s text:c="8"/>break</text:p>
      <text:p text:style-name="P4"><text:s text:c="4"/>elif arr[mid] &lt; 12: <text:s text:c="5"/># Move to the right half</text:p>
      <text:p text:style-name="P4"><text:s text:c="8"/>low = mid + 1</text:p>
      <text:p text:style-name="P4"><text:s text:c="4"/>else: <text:s text:c="19"/># Move to the left half</text:p>
      <text:p text:style-name="P4"><text:s text:c="8"/>high = mid - 1</text:p>
      <text:p text:style-name="P4">else:</text:p>
      <text:p text:style-name="P4"><text:s text:c="4"/>print("Target 12 not found in the array.")</text:p>
      <text:p text:style-name="P4">```</text:p>
      <text:p text:style-name="P4"/>
      <text:p text:style-name="P4">In this example, the initial search interval is the entire array `[2, 4, 7, 9, 12, 15, 21, 25, 30]`. The algorithm then compares the target value 12 with the middle element 12. Since they are equal, the target is found, and the index 4 is returned.</text:p>
      <text:p text:style-name="P4"/>
      <text:p text:style-name="P4">Binary search is efficient because, with each comparison, it eliminates half of the remaining search space. This logarithmic reduction in the search space results in a time complexity of O(log n), making it much faster than linear search for large datasets. However, it is important to note that the array must be sorted for binary search to work correctly.</text:p>
      <text:p text:style-name="P4"/>
      <text:p text:style-name="P4"><text:soft-page-break/>4.</text:p>
      <text:p text:style-name="P4">Bubble Sort is a simple sorting algorithm that repeatedly steps through the list, compares adjacent elements, and swaps them if they are in the wrong order. The pass through the list is repeated until the list is sorted. The algorithm gets its name because smaller elements "bubble" to the top of the list.</text:p>
      <text:p text:style-name="P4"/>
      <text:p text:style-name="P4">Here's the algorithm for Bubble Sort:</text:p>
      <text:p text:style-name="P4"/>
      <text:p text:style-name="P4">```plaintext</text:p>
      <text:p text:style-name="P4">procedure bubbleSort(arr: list of comparable items)</text:p>
      <text:p text:style-name="P4"><text:s text:c="4"/>n = length(arr)</text:p>
      <text:p text:style-name="P4"><text:s text:c="4"/>for i from 0 to n-1</text:p>
      <text:p text:style-name="P4"><text:s text:c="8"/>for j from 0 to n-i-1</text:p>
      <text:p text:style-name="P4"><text:s text:c="12"/>if arr[j] &gt; arr[j+1]</text:p>
      <text:p text:style-name="P4"><text:s text:c="16"/>swap(arr[j], arr[j+1])</text:p>
      <text:p text:style-name="P4">```</text:p>
      <text:p text:style-name="P4"/>
      <text:p text:style-name="P4">In the above algorithm, `arr` is the input array that you want to sort. The outer loop (`for i`) iterates through each element in the array, and the inner loop (`for j`) compares and swaps adjacent elements if they are in the wrong order.</text:p>
      <text:p text:style-name="P4"/>
      <text:p text:style-name="P7">### Example:</text:p>
      <text:p text:style-name="P7">Let's sort an array using Bubble Sort:</text:p>
      <text:p text:style-name="P7">```python</text:p>
      <text:p text:style-name="P7">def bubbleSort(arr):</text:p>
      <text:p text:style-name="P7"><text:s text:c="4"/>n = len(arr)</text:p>
      <text:p text:style-name="P7"><text:s text:c="4"/>for i in range(n):</text:p>
      <text:p text:style-name="P7"><text:s text:c="8"/>for j in range(0, n-i-1):</text:p>
      <text:p text:style-name="P7"><text:s text:c="12"/>if arr[j] &gt; arr[j+1]:</text:p>
      <text:p text:style-name="P7"><text:s text:c="16"/>arr[j], arr[j+1] = arr[j+1], arr[j]</text:p>
      <text:p text:style-name="P7"># Example usage:</text:p>
      <text:p text:style-name="P7">myArray = [64, 34, 25, 12, 22, 11, 90]</text:p>
      <text:p text:style-name="P7">bubbleSort(myArray)</text:p>
      <text:p text:style-name="P7"/>
      <text:p text:style-name="P7">print("Sorted array:", myArray)</text:p>
      <text:p text:style-name="P7">“””</text:p>
      <text:p text:style-name="P7">In this example, the initial array `[64, 34, 25, 12, 22, 11, 90]` is sorted using the Bubble Sort algorithm. The sorted array is `[11, 12, 22, 25, 34, 64, 90]`”””.</text:p>
      <text:p text:style-name="P6">### Complexity Analysis:</text:p>
      <text:p text:style-name="P4"/>
      <text:p text:style-name="P4">The time complexity of Bubble Sort is O(n^2) in the worst case, where n is the number of elements in the array. This is because, in the worst case, the algorithm needs to perform n iterations for each of the n elements.</text:p>
      <text:p text:style-name="P4"/>
      <text:p text:style-name="P4">The space complexity is O(1) because Bubble Sort only requires a constant amount of additional space for storing temporary variables.</text:p>
      <text:p text:style-name="P4"/>
      <text:p text:style-name="P4">While Bubble Sort is simple to understand and implement, it is generally not used for large datasets due to its quadratic time complexity. More efficient sorting algorithms, such as QuickSort or MergeSort, are preferred for larger datasets.</text:p>
      <text:p text:style-name="P4"/>
      <text:p text:style-name="P5">5.</text:p>
      <text:p text:style-name="P5"><text:soft-page-break/><text:tab/>QuickSort is a popular and efficient sorting algorithm based on the divide-and-conquer strategy. It works by selecting a pivot element from the array and partitioning the other elements into two sub-arrays according to whether they are less than or greater than the pivot. The sub-arrays are then sorted recursively.</text:p>
      <text:p text:style-name="P5"/>
      <text:p text:style-name="P5">Here's the QuickSort algorithm:</text:p>
      <text:p text:style-name="P5"/>
      <text:p text:style-name="P5">```plaintext</text:p>
      <text:p text:style-name="P5">procedure quickSort(arr: list of comparable items, low: integer, high: integer)</text:p>
      <text:p text:style-name="P5"><text:s text:c="4"/>if low &lt; high</text:p>
      <text:p text:style-name="P5"><text:s text:c="8"/>pivotIndex = partition(arr, low, high)</text:p>
      <text:p text:style-name="P5"><text:s text:c="8"/>quickSort(arr, low, pivotIndex - 1)</text:p>
      <text:p text:style-name="P5"><text:s text:c="8"/>quickSort(arr, pivotIndex + 1, high)</text:p>
      <text:p text:style-name="P5"/>
      <text:p text:style-name="P5">function partition(arr: list of comparable items, low: integer, high: integer) -&gt; integer</text:p>
      <text:p text:style-name="P5"><text:s text:c="4"/>pivot = arr[high]</text:p>
      <text:p text:style-name="P5"><text:s text:c="4"/>i = low - 1</text:p>
      <text:p text:style-name="P5"><text:s text:c="4"/>for j from low to high-1</text:p>
      <text:p text:style-name="P5"><text:s text:c="8"/>if arr[j] &lt;= pivot</text:p>
      <text:p text:style-name="P5"><text:s text:c="12"/>i = i + 1</text:p>
      <text:p text:style-name="P5"><text:s text:c="12"/>swap(arr[i], arr[j])</text:p>
      <text:p text:style-name="P5"><text:s text:c="4"/>swap(arr[i + 1], arr[high])</text:p>
      <text:p text:style-name="P5"><text:s text:c="4"/>return i + 1</text:p>
      <text:p text:style-name="P5">```</text:p>
      <text:p text:style-name="P5"/>
      <text:p text:style-name="P5">In the QuickSort algorithm, `arr` is the input array that you want to sort, and `low` and `high` are the indices representing the range of the array to be sorted. The `partition` function selects a pivot, rearranges the array, and returns the index of the pivot.</text:p>
      <text:p text:style-name="P5"/>
      <text:p text:style-name="P5">### Complexity Analysis:</text:p>
      <text:p text:style-name="P5"/>
      <text:p text:style-name="P5">The average and best-case time complexity of QuickSort is O(n log n), making it very efficient for large datasets. However, the worst-case time complexity is O(n^2), which occurs when the pivot selection consistently divides the array into unbalanced sub-arrays.</text:p>
      <text:p text:style-name="P5"/>
      <text:p text:style-name="P5">The space complexity is O(log n) in the average case due to the recursive call stack. In the worst case, it can be O(n) when the recursion is not balanced.</text:p>
      <text:p text:style-name="P5"/>
      <text:p text:style-name="P5">Despite its worst-case time complexity, QuickSort is often preferred in practice due to its average-case performance and low constant factors. Additionally, various optimizations, such as choosing a good pivot or using hybrid algorithms, can be employed to mitigate its worst-case behavior.</text:p>
      <text:p text:style-name="P5"/>
      <text:p text:style-name="P5"/>
      <text:p text:style-name="P5"/>
      <text:p text:style-name="P5"/>
      <text:p text:style-name="P5"/>
      <text:p text:style-name="P5">6.</text:p>
      <text:p text:style-name="P5"><text:soft-page-break/><text:tab/>Inserting an element into a linked list involves adding a new node with the desired data at a specific position in the list. There are several scenarios for insertion, such as inserting at the beginning, at the end, or at a specific position within the linked list. Here, I'll provide a generic algorithm for inserting a new node at any position in a singly linked list.</text:p>
      <text:p text:style-name="P5"/>
      <text:p text:style-name="P5">Assuming you have a basic structure for a singly linked list node like this:</text:p>
      <text:p text:style-name="P5">### Algorithm for Linked List Insertion:</text:p>
      <text:p text:style-name="P5"/>
      <text:p text:style-name="P5">```plaintext</text:p>
      <text:p text:style-name="P5">procedure insertNode(data, position)</text:p>
      <text:p text:style-name="P5"><text:s text:c="4"/>create a new node with the given data</text:p>
      <text:p text:style-name="P5"><text:s text:c="4"/>if position is 0</text:p>
      <text:p text:style-name="P5"><text:s text:c="8"/>set the new node's next pointer to the current head</text:p>
      <text:p text:style-name="P5"><text:s text:c="8"/>set the head to the new node</text:p>
      <text:p text:style-name="P5"><text:s text:c="4"/>else</text:p>
      <text:p text:style-name="P5"><text:s text:c="8"/>set a pointer current to the head</text:p>
      <text:p text:style-name="P5"><text:s text:c="8"/>repeat position - 1 times</text:p>
      <text:p text:style-name="P5"><text:s text:c="12"/>move current to the next node</text:p>
      <text:p text:style-name="P5"><text:s text:c="12"/>if current is None</text:p>
      <text:p text:style-name="P5"><text:s text:c="16"/>print an error (position is out of bounds)</text:p>
      <text:p text:style-name="P5"><text:s text:c="16"/>return</text:p>
      <text:p text:style-name="P5"><text:s text:c="8"/>set the new node's next pointer to current's next</text:p>
      <text:p text:style-name="P5"><text:s text:c="8"/>set current's next pointer to the new node</text:p>
      <text:p text:style-name="P5"/>
      <text:p text:style-name="P5"/>
      <text:p text:style-name="P5">In this example, the `insertNode` method is used to insert nodes at specific positions in the linked list. The `display` method is used to print the linked list for verification. The result should be a linked list with the elements `[1, 2, 3]` after the insertions.</text:p>
      <text:p text:style-name="P5"/>
      <text:p text:style-name="P5">7.</text:p>
      <text:p text:style-name="P5"><text:tab/>In a circular linked list, the last node in the list points back to the first node, creating a circular structure. Traversal in a circular linked list involves visiting each node in the list, starting from any arbitrary node and continuing until you reach the starting node again.</text:p>
      <text:p text:style-name="P5"/>
      <text:p text:style-name="P5">Here's a basic structure for a node in a circular linked list:</text:p>
      <text:p text:style-name="P5">```python</text:p>
      <text:p text:style-name="P5">class Node:</text:p>
      <text:p text:style-name="P5"><text:s text:c="4"/>def __init__(self, data):</text:p>
      <text:p text:style-name="P5"><text:s text:c="8"/>self.data = data</text:p>
      <text:p text:style-name="P5"><text:s text:c="8"/>self.next = None</text:p>
      <text:p text:style-name="P5">```</text:p>
      <text:p text:style-name="P5">And a circular linked list class:</text:p>
      <text:p text:style-name="P5"/>
      <text:p text:style-name="P5">```python</text:p>
      <text:p text:style-name="P5">class CircularLinkedList:</text:p>
      <text:p text:style-name="P5"><text:s text:c="4"/>def __init__(self):</text:p>
      <text:p text:style-name="P5"><text:s text:c="8"/>self.head = None</text:p>
      <text:p text:style-name="P5">```</text:p>
      <text:p text:style-name="P5">### Traversal Algorithm in Circular Linked List:</text:p>
      <text:p text:style-name="P5"><text:soft-page-break/></text:p>
      <text:p text:style-name="P5">```plaintext</text:p>
      <text:p text:style-name="P5">procedure traverseCircularLinkedList(start)</text:p>
      <text:p text:style-name="P5"><text:s text:c="4"/>if start is None</text:p>
      <text:p text:style-name="P5"><text:s text:c="8"/>print("Circular linked list is empty.")</text:p>
      <text:p text:style-name="P5"><text:s text:c="8"/>return</text:p>
      <text:p text:style-name="P5"><text:s text:c="4"/>set current to start</text:p>
      <text:p text:style-name="P5"><text:s text:c="4"/>repeat until current.next is equal to start</text:p>
      <text:p text:style-name="P5"><text:s text:c="8"/>print current.data</text:p>
      <text:p text:style-name="P5"><text:s text:c="8"/>move current to the next node</text:p>
      <text:p text:style-name="P5"><text:s text:c="4"/>print current.data <text:s/># Print the last node's data</text:p>
      <text:p text:style-name="P5"/>
      <text:p text:style-name="P5">In this example, the `traverseCircularLinkedList` method is used to print the elements of the circular linked list. The `append` method is used to add elements to the circular linked list. The output should be `1 2 3`, indicating a successful traversal of the circular linked list. The traversal stops when we reach the starting node again.</text:p>
      <text:p text:style-name="P5"/>
      <text:p text:style-name="P5">8.</text:p>
      <text:p text:style-name="P5"><text:tab/>A doubly linked list, or two-way linked list, is a data structure in which each node contains a data element and two pointers, one pointing to the next node in the sequence and another pointing to the previous node. This bidirectional linking enables traversal in both directions. Here are the basic operations that can be performed on a doubly linked list:</text:p>
      <text:p text:style-name="P5"/>
      <text:p text:style-name="P5">1. **Insertion:**</text:p>
      <text:p text:style-name="P5"><text:s text:c="3"/>- **Insert at the Beginning:**</text:p>
      <text:p text:style-name="P5"><text:s text:c="5"/>- Create a new node.</text:p>
      <text:p text:style-name="P5"><text:s text:c="5"/>- Set its next pointer to the current head.</text:p>
      <text:p text:style-name="P5"><text:s text:c="5"/>- If the list is not empty, update the previous pointer of the current head to the new node.</text:p>
      <text:p text:style-name="P5"><text:s text:c="5"/>- Update the head to the new node.</text:p>
      <text:p text:style-name="P5"><text:s text:c="3"/>- **Insert at the End:**</text:p>
      <text:p text:style-name="P5"><text:s text:c="5"/>- Create a new node.</text:p>
      <text:p text:style-name="P5"><text:s text:c="5"/>- Set its previous pointer to the current tail.</text:p>
      <text:p text:style-name="P5"><text:s text:c="5"/>- If the list is not empty, update the next pointer of the current tail to the new node.</text:p>
      <text:p text:style-name="P5"><text:s text:c="5"/>- Update the tail to the new node.</text:p>
      <text:p text:style-name="P5"><text:s text:c="3"/>- **Insert at a Specific Position:**</text:p>
      <text:p text:style-name="P5"><text:s text:c="5"/>- Create a new node.</text:p>
      <text:p text:style-name="P5"><text:s text:c="5"/>- Adjust the next and previous pointers of the nodes at the specified position to include the new node.</text:p>
      <text:p text:style-name="P5"/>
      <text:p text:style-name="P5">2. **Deletion:**</text:p>
      <text:p text:style-name="P5"><text:s text:c="3"/>- **Delete from the Beginning:**</text:p>
      <text:p text:style-name="P5"><text:s text:c="5"/>- If the list is empty, do nothing.</text:p>
      <text:p text:style-name="P5"><text:s text:c="5"/>- If the list has only one element, set the head and tail to None.</text:p>
      <text:p text:style-name="P5"><text:s text:c="5"/>- Otherwise, update the next pointer of the current head's next node to None, and update the head to the next node.</text:p>
      <text:p text:style-name="P5"><text:s text:c="3"/>- **Delete from the End:**</text:p>
      <text:p text:style-name="P5"><text:s text:c="5"/>- If the list is empty, do nothing.</text:p>
      <text:p text:style-name="P5"><text:s text:c="5"/>- If the list has only one element, set the head and tail to None.</text:p>
      <text:p text:style-name="P5"><text:soft-page-break/><text:s text:c="5"/>- Otherwise, update the previous pointer of the current tail's previous node to None, and update the tail to the previous node.</text:p>
      <text:p text:style-name="P5"><text:s text:c="3"/>- **Delete at a Specific Position:**</text:p>
      <text:p text:style-name="P5"><text:s text:c="5"/>- Adjust the next and previous pointers of the nodes at the specified position to exclude the node to be deleted.</text:p>
      <text:p text:style-name="P5"/>
      <text:p text:style-name="P5">3. **Traversal:**</text:p>
      <text:p text:style-name="P5"><text:s text:c="3"/>- Traverse the doubly linked list in both directions, either from the head to the tail or from the tail to the head.</text:p>
      <text:p text:style-name="P5"/>
      <text:p text:style-name="P5">4. **Search:**</text:p>
      <text:p text:style-name="P5"><text:s text:c="3"/>- Traverse the doubly linked list and search for a specific value.</text:p>
      <text:p text:style-name="P5"/>
      <text:p text:style-name="P5">5. **Update:**</text:p>
      <text:p text:style-name="P5"><text:s text:c="3"/>- Change the data value of a specific node.</text:p>
      <text:p text:style-name="P5"/>
      <text:p text:style-name="P5">In this example, we create a doubly linked list class (`DoublyLinkedList`) and perform operations such as insertion at the beginning and end, deletion from the beginning and end, and display in both forward and backward directions. The output should demonstrate the modifications made to the doubly linked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18:25:36.144287317</meta:creation-date>
    <dc:date>2023-12-19T18:52:24.740685617</dc:date>
    <meta:editing-duration>PT6M24S</meta:editing-duration>
    <meta:editing-cycles>1</meta:editing-cycles>
    <meta:generator>LibreOffice/7.3.7.2$Linux_X86_64 LibreOffice_project/30$Build-2</meta:generator>
    <meta:print-date>2023-12-19T18:54:11.050741195</meta:print-date>
    <meta:document-statistic meta:table-count="0" meta:image-count="0" meta:object-count="0" meta:page-count="9" meta:paragraph-count="248" meta:word-count="2819" meta:character-count="17168" meta:non-whitespace-character-count="13866"/>
  </office:meta>
</office:document-meta>
</file>